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189cm" style:rel-column-width="3031*"/>
    </style:style>
    <style:style style:name="Table1.B" style:family="table-column">
      <style:table-column-properties style:column-width="2.108cm" style:rel-column-width="5375*"/>
    </style:style>
    <style:style style:name="Table1.C" style:family="table-column">
      <style:table-column-properties style:column-width="7.992cm" style:rel-column-width="20380*"/>
    </style:style>
    <style:style style:name="Table1.D" style:family="table-column">
      <style:table-column-properties style:column-width="2.526cm" style:rel-column-width="6441*"/>
    </style:style>
    <style:style style:name="Table1.E" style:family="table-column">
      <style:table-column-properties style:column-width="2.584cm" style:rel-column-width="6589*"/>
    </style:style>
    <style:style style:name="Table1.F" style:family="table-column">
      <style:table-column-properties style:column-width="9.301cm" style:rel-column-width="23719*"/>
    </style:style>
    <style:style style:name="Table1.A1" style:family="table-cell">
      <style:table-cell-properties fo:background-color="#6666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#666666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14da1" officeooo:paragraph-rsid="00114da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15a20" officeooo:paragraph-rsid="00115a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32ea4" officeooo:paragraph-rsid="00132e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114da1" officeooo:paragraph-rsid="00114da1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rsid="00166860" officeooo:paragraph-rsid="00166860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6e2cf" officeooo:paragraph-rsid="0016e2c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66860" officeooo:paragraph-rsid="0016686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6e2cf" officeooo:paragraph-rsid="0016e2c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6e2cf" officeooo:paragraph-rsid="001793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c1381" officeooo:paragraph-rsid="001c138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officeooo:paragraph-rsid="001abc72"/>
    </style:style>
    <style:style style:name="T1" style:family="text">
      <style:text-properties officeooo:rsid="00115a20"/>
    </style:style>
    <style:style style:name="T2" style:family="text">
      <style:text-properties officeooo:rsid="00139b7e"/>
    </style:style>
    <style:style style:name="T3" style:family="text">
      <style:text-properties officeooo:rsid="001591c7"/>
    </style:style>
    <style:style style:name="T4" style:family="text">
      <style:text-properties officeooo:rsid="0016e2cf"/>
    </style:style>
    <style:style style:name="T5" style:family="text">
      <style:text-properties officeooo:rsid="001793b9"/>
    </style:style>
    <style:style style:name="T6" style:family="text">
      <style:text-properties officeooo:rsid="00194491"/>
    </style:style>
    <style:style style:name="T7" style:family="text">
      <style:text-properties fo:color="#587647" style:font-name="Menlo" fo:font-size="12pt" style:font-size-asian="12pt"/>
    </style:style>
    <style:style style:name="T8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6e2c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9449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9449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abc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abc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3" style:family="text">
      <style:text-properties officeooo:rsid="001bd529"/>
    </style:style>
    <style:style style:name="T14" style:family="text">
      <style:text-properties officeooo:rsid="001c1381"/>
    </style:style>
    <style:style style:name="T15" style:family="text">
      <style:text-properties fo:color="#99a8ba" style:font-name="Menlo" fo:font-size="12pt" style:font-size-asian="12pt"/>
    </style:style>
    <style:style style:name="T16" style:family="text">
      <style:text-properties fo:color="#85609a" style:font-name="Menlo" fo:font-size="12pt" style:font-size-asian="12pt"/>
    </style:style>
    <style:style style:name="T17" style:family="text">
      <style:text-properties fo:color="#bf6426" style:font-name="Menlo" fo:font-size="12pt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KW</text:p>
          </table:table-cell>
          <table:table-cell table:style-name="Table1.A1" office:value-type="string">
            <text:p text:style-name="P5">Wer</text:p>
          </table:table-cell>
          <table:table-cell table:style-name="Table1.A1" office:value-type="string">
            <text:p text:style-name="P5">Was</text:p>
          </table:table-cell>
          <table:table-cell table:style-name="Table1.A1" office:value-type="string">
            <text:p text:style-name="P5">Bis wann</text:p>
          </table:table-cell>
          <table:table-cell table:style-name="Table1.A1" office:value-type="string">
            <text:p text:style-name="P5">Erledigt</text:p>
          </table:table-cell>
          <table:table-cell table:style-name="Table1.F1" office:value-type="string">
            <text:p text:style-name="P5">Bemerkungen/<text:span text:style-name="T1">Schwierigkeiten</text:span></text:p>
          </table:table-cell>
        </table:table-row>
        <table:table-row>
          <table:table-cell table:style-name="Table1.A2" table:number-rows-spanned="5" office:value-type="string">
            <text:p text:style-name="P1">40</text:p>
          </table:table-cell>
          <table:table-cell table:style-name="Table1.A2" office:value-type="string">
            <text:p text:style-name="P1">Timo</text:p>
          </table:table-cell>
          <table:table-cell table:style-name="Table1.A2" office:value-type="string">
            <text:p text:style-name="P3">Kennenlernen der Tools/Technologien, Prototyp programmieren</text:p>
          </table:table-cell>
          <table:table-cell table:style-name="Table1.A2" table:number-rows-spanned="4" office:value-type="string">
            <text:p text:style-name="P3">08.10.18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">Suada</text:p>
          </table:table-cell>
          <table:table-cell table:style-name="Table1.A2" office:value-type="string">
            <text:p text:style-name="P3">Kennenlernen der Tools/Technologien</text:p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">Simone</text:p>
          </table:table-cell>
          <table:table-cell table:style-name="Table1.A2" office:value-type="string">
            <text:p text:style-name="P3">Kennenlernen der Tools/Technologien, ReqSpez, UML</text:p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4">Michael</text:p>
          </table:table-cell>
          <table:table-cell table:style-name="Table1.A2" office:value-type="string">
            <text:p text:style-name="P4">Kennenlernen der Tools/Technologien</text:p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3">Alle</text:p>
          </table:table-cell>
          <table:table-cell table:style-name="Table1.A2" office:value-type="string">
            <text:p text:style-name="P3">Dokumente fertig stellen, Prototyp fertig programmieren (CRUD gem. Milestone 1), Deployment via Heroku</text:p>
          </table:table-cell>
          <table:table-cell table:style-name="Table1.A2" office:value-type="string">
            <text:p text:style-name="P3">10.10.18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table:number-rows-spanned="4" office:value-type="string">
            <text:p text:style-name="P1">41</text:p>
          </table:table-cell>
          <table:table-cell table:style-name="Table1.A2" office:value-type="string">
            <text:p text:style-name="P1">Timo</text:p>
          </table:table-cell>
          <table:table-cell table:style-name="Table1.A2" office:value-type="string">
            <text:p text:style-name="P4">UseCase-Diagramm, Weiterarbeit am Prototyp<text:span text:style-name="T2">en</text:span></text:p>
          </table:table-cell>
          <table:table-cell table:style-name="Table1.A2" table:number-rows-spanned="4" office:value-type="string">
            <text:p text:style-name="P4">15.10.18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">Suada</text:p>
          </table:table-cell>
          <table:table-cell table:style-name="Table1.A2" office:value-type="string">
            <text:p text:style-name="P4">Erweiterung des Prototypen mit Inserat-Feldern</text:p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">Simone</text:p>
          </table:table-cell>
          <table:table-cell table:style-name="Table1.A2" office:value-type="string">
            <text:p text:style-name="P4">Erweitern der ReqSpez, Erweitern des Prototyp<text:span text:style-name="T2">en</text:span> mit Einstiegsseite, DB-Design</text:p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4">Michael</text:p>
          </table:table-cell>
          <table:table-cell table:style-name="Table1.A2" office:value-type="string">
            <text:p text:style-name="P4">Erstellen von versch. Designs als Vorschlag für MIB, <text:span text:style-name="T3">Erweitern des Prototypen zus. mit Suada</text:span></text:p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table:number-rows-spanned="5" office:value-type="string">
            <text:p text:style-name="P1">42</text:p>
          </table:table-cell>
          <table:table-cell table:style-name="Table1.A2" office:value-type="string">
            <text:p text:style-name="P1">Timo</text:p>
          </table:table-cell>
          <table:table-cell table:style-name="Table1.A2" office:value-type="string">
            <text:p text:style-name="P2"/>
          </table:table-cell>
          <table:table-cell table:style-name="Table1.A2" table:number-rows-spanned="4" office:value-type="string">
            <text:p text:style-name="P4">22.10.18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">Suada</text:p>
          </table:table-cell>
          <table:table-cell table:style-name="Table1.A2" office:value-type="string">
            <text:p text:style-name="P2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">Simone</text:p>
          </table:table-cell>
          <table:table-cell table:style-name="Table1.A2" office:value-type="string">
            <text:p text:style-name="P2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">Michael</text:p>
          </table:table-cell>
          <table:table-cell table:style-name="Table1.A2" office:value-type="string">
            <text:p text:style-name="P2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4">Al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24.10.18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table:number-rows-spanned="5" office:value-type="string">
            <text:p text:style-name="P6">43</text:p>
          </table:table-cell>
          <table:table-cell table:style-name="Table1.A2" office:value-type="string">
            <text:p text:style-name="P9">Timo</text:p>
          </table:table-cell>
          <table:table-cell table:style-name="Table1.A2" office:value-type="string">
            <text:p text:style-name="P2"/>
          </table:table-cell>
          <table:table-cell table:style-name="Table1.A2" table:number-rows-spanned="4" office:value-type="string">
            <text:p text:style-name="P9"><text:span text:style-name="T4">29</text:span>.10.18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9">Suada</text:p>
          </table:table-cell>
          <table:table-cell table:style-name="Table1.A2" office:value-type="string">
            <text:p text:style-name="P2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9">Simone</text:p>
          </table:table-cell>
          <table:table-cell table:style-name="Table1.A2" office:value-type="string">
            <text:p text:style-name="P10">Login-Funktionalität <text:span text:style-name="T6">im Frontend</text:span></text:p>
          </table:table-cell>
          <table:covered-table-cell/>
          <table:table-cell table:style-name="Table1.A2" office:value-type="string">
            <text:p text:style-name="P10">nein</text:p>
          </table:table-cell>
          <table:table-cell table:style-name="Table1.F2" office:value-type="string">
            <text:p text:style-name="P10">Das Finden und Analysieren von Lösungen und deren Integration in unseren bestehenden Prototypen benötigt<text:span text:style-name="T5">e</text:span> viel Zeit.</text:p>
            <text:p text:style-name="P13"><text:span text:style-name="T8">Viele Ausdrücke in TypeScript sind mir noch nicht bekannt, ich lese also noch viel in der Doku nach, z.B. über HttpClient, Http-Interceptor, </text:span><text:span text:style-name="T9">JWT, </text:span><text:span text:style-name="T8">CORS </text:span><text:span text:style-name="T9">(weshalb </text:span><text:soft-page-break/><text:span text:style-name="T9">werden Authorization-Requests </text:span><text:span text:style-name="T11">vom Server </text:span><text:span text:style-name="T9">zurückgewiesen? → im Request- wie im Response-Header muss ‚</text:span><text:span text:style-name="T9">Access-Control-Allow-Credentials‘ </text:span><text:span text:style-name="T11">auf true gesetzt sein)</text:span><text:span text:style-name="T8">, CSRF bzw. XSRF </text:span><text:span text:style-name="T11">(wie kann man die Webseite vor CSRF-Angriffen schützen? → XSRF-Token Cookie) </text:span><text:span text:style-name="T8">etc.</text:span></text:p>
            <text:p text:style-name="P11"><text:span text:style-name="T13">Für‘s Debugging lernte ich die Entwickler-Tools in Google Chrome und im Code ‚console.log(status etc.)‘ kennen. Eclipse ist einfacher ;).</text:span></text:p>
          </table:table-cell>
        </table:table-row>
        <table:table-row>
          <table:covered-table-cell/>
          <table:table-cell table:style-name="Table1.A2" office:value-type="string">
            <text:p text:style-name="P9">Michael</text:p>
          </table:table-cell>
          <table:table-cell table:style-name="Table1.A2" office:value-type="string">
            <text:p text:style-name="P2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0">Al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0">31.10.18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>44</text:p>
          </table:table-cell>
          <table:table-cell table:style-name="Table1.A2" office:value-type="string">
            <text:p text:style-name="P9">Timo</text:p>
          </table:table-cell>
          <table:table-cell table:style-name="Table1.A2" office:value-type="string">
            <text:p text:style-name="P2"/>
          </table:table-cell>
          <table:table-cell table:style-name="Table1.A2" table:number-rows-spanned="4" office:value-type="string">
            <text:p text:style-name="P9">07.11.18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>Suada</text:p>
          </table:table-cell>
          <table:table-cell table:style-name="Table1.A2" office:value-type="string">
            <text:p text:style-name="P2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>Simone</text:p>
          </table:table-cell>
          <table:table-cell table:style-name="Table1.A2" office:value-type="string">
            <text:p text:style-name="P10">Login-Funktionalität <text:span text:style-name="T6">im Frontend</text:span>, Admin-<text:span text:style-name="T6">Funktionalität im Frontend</text:span></text:p>
          </table:table-cell>
          <table:covered-table-cell/>
          <table:table-cell table:style-name="Table1.A2" office:value-type="string">
            <text:p text:style-name="P10">Login ja</text:p>
          </table:table-cell>
          <table:table-cell table:style-name="Table1.F2" office:value-type="string">
            <text:p text:style-name="P10">Die LoginComponent konnte ich in den bestehenden Prototypen integrieren: Ein Link im Header ermöglicht dem User, direkt zur Login-Page zu gelangen. Will ein <text:span text:style-name="T14">unauthorisierter User ein Inserat erstellen, wird er automatisch zur Login-Page weitergeleitet. Dies erledigt ein Auth-Guard:</text:span></text:p>
            <text:p text:style-name="P7"><text:span text:style-name="T15">{</text:span><text:span text:style-name="T16">path</text:span><text:span text:style-name="T15">: </text:span><text:span text:style-name="T7">'createjoblist'</text:span><text:span text:style-name="T17">, </text:span><text:span text:style-name="T16">component</text:span><text:span text:style-name="T15">: CreatejoblistComponent</text:span><text:span text:style-name="T17">, </text:span><text:span text:style-name="T16">canActivate</text:span><text:span text:style-name="T15">: [AuthGuard]}</text:span></text:p>
            <text:p text:style-name="P12">Um den Benutzer über Fehler etc. zu informieren, habe ich einen Alert-Service integriert.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>Michael</text:p>
          </table:table-cell>
          <table:table-cell table:style-name="Table1.A2" office:value-type="string">
            <text:p text:style-name="P2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2:52:44.781727000</meta:creation-date>
    <dc:date>2018-11-07T14:11:31.522471000</dc:date>
    <meta:editing-duration>PT17M8S</meta:editing-duration>
    <meta:editing-cycles>6</meta:editing-cycles>
    <meta:generator>LibreOffice/6.1.2.1$MacOSX_X86_64 LibreOffice_project/65905a128db06ba48db947242809d14d3f9a93fe</meta:generator>
    <meta:document-statistic meta:table-count="1" meta:image-count="0" meta:object-count="0" meta:page-count="2" meta:paragraph-count="61" meta:word-count="265" meta:character-count="2018" meta:non-whitespace-character-count="1814"/>
  </office:meta>
</office:document-meta>
</file>